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na" svg:font-family="Elena"/>
    <style:font-face style:name="Open Sans1" svg:font-family="'Open Sans'"/>
    <style:font-face style:name="Open Sans" svg:font-family="'Open Sans', 'Helvetica Neue', Helvetica, Arial, sans-serif"/>
    <style:font-face style:name="OpenSymbol" svg:font-family="OpenSymbol"/>
    <style:font-face style:name="medium-content-serif-font" svg:font-family="medium-content-serif-font, Georgia, Cambria, 'Times New Roman', Times,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199cm" fo:margin-bottom="0.102cm" fo:line-height="150%" fo:text-align="justify" style:justify-single-word="false" fo:orphans="2" fo:widows="2" fo:background-color="transparent">
        <style:background-image/>
      </style:paragraph-properties>
      <style:text-properties fo:font-variant="normal" fo:text-transform="none" fo:color="#000000" style:font-name="Times New Roman" fo:font-size="13pt" fo:letter-spacing="normal" fo:font-style="normal" fo:font-weight="normal" fo:background-color="transparent" style:font-size-asian="13pt" style:font-weight-asian="normal" style:font-size-complex="13pt" style:font-weight-complex="normal"/>
    </style:style>
    <style:style style:name="P2" style:family="paragraph" style:parent-style-name="Text_20_body">
      <style:paragraph-properties fo:margin-top="0.199cm" fo:margin-bottom="0.102cm" fo:line-height="150%" fo:text-align="justify" style:justify-single-word="false" fo:orphans="2" fo:widows="2" fo:background-color="transparent">
        <style:background-image/>
      </style:paragraph-properties>
      <style:text-properties fo:font-variant="normal" fo:text-transform="none" fo:color="#000000" style:font-name="Times New Roman" fo:font-size="13pt" fo:letter-spacing="normal" fo:font-style="normal" fo:font-weight="bold" fo:background-color="transparent" style:font-size-asian="13pt" style:font-weight-asian="bold" style:font-size-complex="13pt" style:font-weight-complex="bold"/>
    </style:style>
    <style:style style:name="P3" style:family="paragraph" style:parent-style-name="Text_20_body">
      <style:paragraph-properties fo:margin-top="0.199cm" fo:margin-bottom="0.102cm" fo:line-height="150%" fo:text-align="justify" style:justify-single-word="false" fo:orphans="2" fo:widows="2" fo:background-color="transparent">
        <style:background-image/>
      </style:paragraph-properties>
      <style:text-properties fo:color="#000000" style:font-name="Times New Roman" fo:font-size="13pt" fo:background-color="transparent" style:font-size-asian="13pt" style:font-size-complex="13pt"/>
    </style:style>
    <style:style style:name="P4" style:family="paragraph" style:parent-style-name="Standard">
      <style:paragraph-properties fo:margin-top="0.199cm" fo:margin-bottom="0.102cm" fo:line-height="150%" fo:text-align="justify" style:justify-single-word="false" fo:orphans="2" fo:widows="2" fo:background-color="transparent">
        <style:background-image/>
      </style:paragraph-properties>
      <style:text-properties fo:font-variant="normal" fo:text-transform="none" fo:color="#000000" style:font-name="Times New Roman" fo:font-size="13pt" fo:letter-spacing="normal" fo:font-style="normal" fo:font-weight="normal" fo:background-color="transparent" style:font-size-asian="13pt" style:font-weight-asian="normal" style:font-size-complex="13pt" style:font-weight-complex="normal"/>
    </style:style>
    <style:style style:name="P5" style:family="paragraph" style:parent-style-name="Standard">
      <style:paragraph-properties fo:margin-top="0.199cm" fo:margin-bottom="0.102cm" fo:line-height="150%" fo:background-color="transparent">
        <style:background-image/>
      </style:paragraph-properties>
      <style:text-properties fo:font-variant="normal" fo:text-transform="none" fo:color="#000000" style:font-name="Times New Roman" fo:font-size="13pt" fo:letter-spacing="normal" fo:font-style="normal" fo:font-weight="normal" fo:background-color="transparent" style:font-size-asian="13pt" style:font-size-complex="13pt"/>
    </style:style>
    <style:style style:name="P6" style:family="paragraph" style:parent-style-name="Standard">
      <style:paragraph-properties fo:margin-top="0.199cm" fo:margin-bottom="0.102cm" fo:line-height="150%" fo:background-color="transparent">
        <style:background-image/>
      </style:paragraph-properties>
      <style:text-properties fo:color="#000000" style:font-name="Times New Roman" fo:font-size="13pt" fo:background-color="transparent" style:font-size-asian="13pt" style:font-size-complex="13pt"/>
    </style:style>
    <style:style style:name="P7" style:family="paragraph" style:parent-style-name="Standard">
      <style:paragraph-properties fo:margin-top="0.199cm" fo:margin-bottom="0.102cm" fo:line-height="150%" fo:background-color="transparent">
        <style:background-image/>
      </style:paragraph-properties>
      <style:text-properties fo:color="#000000" style:font-name="Times New Roman" fo:font-size="13pt" fo:font-weight="bold" fo:background-color="transparent" style:font-size-asian="13pt" style:font-weight-asian="bold" style:font-size-complex="13pt" style:font-weight-complex="bold"/>
    </style:style>
    <style:style style:name="P8" style:family="paragraph" style:parent-style-name="Standard">
      <style:paragraph-properties fo:margin-top="0.199cm" fo:margin-bottom="0.102cm" fo:line-height="150%" fo:text-align="center" style:justify-single-word="false" fo:background-color="transparent">
        <style:background-image/>
      </style:paragraph-properties>
      <style:text-properties fo:color="#000000" style:font-name="Times New Roman" fo:font-size="15pt" fo:font-weight="bold" fo:background-color="transparent" style:font-size-asian="15pt" style:font-weight-asian="bold" style:font-size-complex="15pt" style:font-weight-complex="bold"/>
    </style:style>
    <style:style style:name="P9" style:family="paragraph" style:parent-style-name="Standard">
      <style:paragraph-properties fo:margin-top="0.199cm" fo:margin-bottom="0.102cm" fo:line-height="150%" fo:background-color="transparent">
        <style:background-image/>
      </style:paragraph-properties>
    </style:style>
    <style:style style:name="P10" style:family="paragraph" style:parent-style-name="Standard">
      <style:paragraph-properties fo:margin-left="0cm" fo:margin-right="0cm" fo:margin-top="0.102cm" fo:margin-bottom="0.102cm" fo:line-height="150%" fo:text-align="justify" style:justify-single-word="false" fo:orphans="2" fo:widows="2" fo:text-indent="0cm" style:auto-text-indent="false" fo:background-color="transparent">
        <style:tab-stops>
          <style:tab-stop style:position="9.843cm"/>
        </style:tab-stops>
        <style:background-image/>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11" style:family="paragraph" style:parent-style-name="Standard">
      <style:paragraph-properties fo:margin-left="0cm" fo:margin-right="0cm" fo:margin-top="0.102cm" fo:margin-bottom="0.102cm" fo:line-height="150%" fo:text-align="justify" style:justify-single-word="false" fo:orphans="2" fo:widows="2" fo:text-indent="0cm" style:auto-text-indent="false" fo:background-color="transparent">
        <style:tab-stops>
          <style:tab-stop style:position="9.843cm"/>
        </style:tab-stops>
        <style:background-image/>
      </style:paragraph-properties>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12" style:family="paragraph" style:parent-style-name="Standard">
      <style:paragraph-properties fo:margin-left="0cm" fo:margin-right="0cm" fo:margin-top="0.199cm" fo:margin-bottom="0.102cm" fo:line-height="150%" fo:text-align="justify" style:justify-single-word="false" fo:orphans="2" fo:widows="2" fo:text-indent="0cm" style:auto-text-indent="false" fo:background-color="transparent">
        <style:tab-stops>
          <style:tab-stop style:position="9.843cm"/>
        </style:tab-stops>
        <style:background-image/>
      </style:paragraph-properties>
      <style:text-properties fo:font-variant="normal" fo:text-transform="none" fo:color="#000000" style:font-name="Times New Roman" fo:font-size="13pt" fo:letter-spacing="normal" fo:font-style="normal" fo:font-weight="normal" fo:background-color="transparent" style:font-size-asian="13pt" style:font-size-complex="13pt"/>
    </style:style>
    <style:style style:name="P13" style:family="paragraph" style:parent-style-name="Standard">
      <style:paragraph-properties fo:margin-left="0cm" fo:margin-right="0cm" fo:margin-top="0.199cm" fo:margin-bottom="0.102cm" fo:line-height="150%" fo:text-align="justify" style:justify-single-word="false" fo:orphans="2" fo:widows="2" fo:text-indent="0cm" style:auto-text-indent="false" fo:background-color="transparent">
        <style:tab-stops>
          <style:tab-stop style:position="9.843cm"/>
        </style:tab-stops>
        <style:background-image/>
      </style:paragraph-properties>
      <style:text-properties fo:font-variant="normal" fo:text-transform="none" fo:color="#000000" style:font-name="Times New Roman" fo:font-size="13pt" fo:letter-spacing="normal" fo:font-style="normal" fo:font-weight="bold" fo:background-color="transparent" style:font-size-asian="13pt" style:font-weight-asian="bold" style:font-size-complex="13pt" style:font-weight-complex="bold"/>
    </style:style>
    <style:style style:name="P14" style:family="paragraph" style:parent-style-name="Standard">
      <style:paragraph-properties fo:margin-left="0cm" fo:margin-right="0cm" fo:margin-top="0.199cm" fo:margin-bottom="0.102cm" fo:line-height="115%" fo:orphans="2" fo:widows="2" fo:text-indent="0cm" style:auto-text-indent="false" fo:background-color="transparent">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15" style:family="paragraph" style:parent-style-name="Standard">
      <style:paragraph-properties fo:margin-left="0cm" fo:margin-right="0cm" fo:margin-top="0.199cm" fo:margin-bottom="0.102cm" fo:line-height="150%" fo:text-align="justify" style:justify-single-word="false" fo:orphans="2" fo:widows="2" fo:text-indent="0cm" style:auto-text-indent="false" fo:background-color="transparent">
        <style:tab-stops>
          <style:tab-stop style:position="9.843cm"/>
        </style:tab-stops>
        <style:background-image/>
      </style:paragraph-properties>
      <style:text-properties fo:color="#000000" style:font-name="Times New Roman" fo:font-size="13pt" fo:font-weight="bold" fo:background-color="transparent" style:font-size-asian="13pt" style:font-weight-asian="bold" style:font-size-complex="13pt" style:font-weight-complex="bold"/>
    </style:style>
    <style:style style:name="P16" style:family="paragraph" style:parent-style-name="Standard">
      <style:paragraph-properties fo:margin-left="0cm" fo:margin-right="0cm" fo:margin-top="0.199cm" fo:margin-bottom="0.102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3pt" fo:letter-spacing="normal" fo:font-style="normal" fo:font-weight="normal" fo:background-color="transparent" style:font-size-asian="13pt" style:font-weight-asian="normal" style:font-size-complex="13pt" style:font-weight-complex="normal"/>
    </style:style>
    <style:style style:name="P17" style:family="paragraph" style:parent-style-name="Standard">
      <style:paragraph-properties fo:margin-left="0cm" fo:margin-right="0cm" fo:margin-top="0.199cm" fo:margin-bottom="0.102cm" fo:line-height="150%" fo:text-align="justify" style:justify-single-word="false" fo:orphans="2" fo:widows="2" fo:text-indent="0cm" style:auto-text-indent="false" fo:background-color="transparent" fo:padding="0cm" fo:border="none">
        <style:background-image/>
      </style:paragraph-properties>
      <style:text-properties fo:color="#000000" style:font-name="Times New Roman" fo:font-size="13pt" fo:background-color="transparent" style:font-size-asian="13pt" style:font-size-complex="13pt"/>
    </style:style>
    <style:style style:name="P18" style:family="paragraph" style:parent-style-name="Standard">
      <style:paragraph-properties fo:margin-left="0cm" fo:margin-right="0cm" fo:line-height="115%" fo:orphans="2" fo:widows="2" fo:text-indent="0cm" style:auto-text-indent="false"/>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margin-left="0cm" fo:margin-right="0cm" fo:line-height="115%"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0" style:family="paragraph" style:parent-style-name="Standard">
      <style:paragraph-properties fo:margin-top="0.199cm" fo:margin-bottom="0.102cm" fo:line-height="150%" fo:background-color="transparent">
        <style:background-image/>
      </style:paragraph-properties>
      <style:text-properties fo:color="#000000" style:font-name="Times New Roman" fo:font-size="13pt" fo:background-color="transparent" style:font-size-asian="13pt" style:font-size-complex="13pt"/>
    </style:style>
    <style:style style:name="P21" style:family="paragraph" style:parent-style-name="Standard">
      <style:paragraph-properties fo:margin-left="0cm" fo:margin-right="0cm" fo:line-height="115%"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15%" fo:orphans="2" fo:widows="2" fo:text-indent="0cm" style:auto-text-indent="false"/>
    </style:style>
    <style:style style:name="P23" style:family="paragraph" style:parent-style-name="Standard">
      <style:paragraph-properties fo:margin-left="0cm" fo:margin-right="0cm" fo:line-height="115%" fo:text-align="end" style:justify-single-word="false" fo:orphans="2" fo:widows="2" fo:text-indent="0cm" style:auto-text-indent="false"/>
    </style:style>
    <style:style style:name="P24" style:family="paragraph" style:parent-style-name="Text_20_body">
      <style:paragraph-properties fo:margin-left="0cm" fo:margin-right="0cm" fo:line-height="115%" fo:orphans="2" fo:widows="2" fo:text-indent="0cm" style:auto-text-indent="false"/>
      <style:text-properties fo:font-variant="normal" fo:text-transform="none" fo:color="#575757" style:font-name="Open Sans" fo:font-size="10.5pt" fo:letter-spacing="normal" fo:font-style="normal" fo:font-weight="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weight-asian="normal" style:font-weight-complex="normal"/>
    </style:style>
    <style:style style:name="T4" style:family="text">
      <style:text-properties fo:font-variant="normal" fo:text-transform="none" fo:color="#575757" style:font-name="Open Sans" fo:font-size="10.5pt" fo:letter-spacing="normal" fo:font-style="normal" fo:font-weight="normal"/>
    </style:style>
    <style:style style:name="T5" style:family="text">
      <style:text-properties fo:font-variant="normal" fo:text-transform="none" fo:color="#575757" style:font-name="Open Sans" fo:font-size="10.5pt" fo:letter-spacing="normal" fo:font-style="normal" fo:font-weight="bold"/>
    </style:style>
    <style:style style:name="T6" style:family="text">
      <style:text-properties fo:font-variant="normal" fo:text-transform="none" fo:color="#575757" fo:letter-spacing="normal"/>
    </style:style>
    <style:style style:name="T7" style:family="text">
      <style:text-properties fo:font-variant="normal" fo:text-transform="none" fo:color="#000000" style:font-name="Times New Roman" fo:font-size="13pt" fo:letter-spacing="normal" fo:font-style="normal" fo:font-weight="normal" fo:background-color="transparent" style:font-size-asian="13pt" style:font-size-complex="13pt"/>
    </style:style>
    <style:style style:name="T8"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normal" fo:font-weight="bold"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2" style:family="text">
      <style:text-properties style:text-outline="false" style:text-line-through-style="none" fo:text-shadow="none" style:text-underline-style="none" style:font-name-asian="Elena" style:font-style-asian="normal" style:font-name-complex="Elena" style:font-style-complex="normal" style:text-emphasize="none" style:text-overline-style="none" style:text-overline-color="font-color"/>
    </style:style>
    <style:style style:name="T13" style:family="text">
      <style:text-properties fo:color="#000000" style:font-name="Times New Roman" fo:font-size="13pt" fo:background-color="transparent" style:font-size-asian="13pt" style:font-size-complex="13pt"/>
    </style:style>
    <style:style style:name="T14" style:family="text">
      <style:text-properties fo:color="#000000" style:font-name="Times New Roman" fo:font-size="12pt" style:font-size-asian="12pt" style:font-weight-asian="normal" style:font-size-complex="12pt" style:font-weight-complex="normal"/>
    </style:style>
    <style:style style:name="T15" style:family="text">
      <style:text-properties fo:font-weight="bold" style:font-weight-asian="bold" style:font-weight-complex="bold"/>
    </style:style>
    <style:style style:name="T16" style:family="text">
      <style:text-properties fo:color="#575757" style:font-name="Open Sans" fo:font-size="10.5pt"/>
    </style:style>
    <style:style style:name="T17" style:family="text">
      <style:text-properties fo:color="#575757" style:font-name="Open Sans" fo:font-size="10.5pt" fo:font-style="normal" fo:font-weight="bold"/>
    </style:style>
    <style:style style:name="T18" style:family="text">
      <style:text-properties style:font-size-asian="12pt" style:font-weight-asian="normal" style:font-size-complex="12pt" style:font-weight-complex="normal"/>
    </style:style>
    <style:style style:name="T19" style:family="text">
      <style:text-properties fo:color="#4c4c4c" style:font-name="Open Sans1" fo:font-size="10.5pt"/>
    </style:style>
    <style:style style:name="T20" style:family="text">
      <style:text-properties style:font-name="medium-content-serif-font" fo:font-size="15.75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newsletter-form" form:apply-filter="true" form:method="post" form:control-implementation="ooo:com.sun.star.form.component.Form" office:target-frame="" xlink:href="https://www.mozilla.org/en-US/newsletter/" xlink:type="simple"/>
        <form:form form:name="unnamed0" form:apply-filter="true" form:control-implementation="ooo:com.sun.star.form.component.Form" office:target-frame="" xlink:href="https://developer.mozilla.org/en-US/docs/Web"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Semester-Project 2</text:p>
      <text:p text:style-name="P7">Introduction</text:p>
      <text:p text:style-name="P9"><text:span text:style-name="T13">For <text:s/>semester project, we are asked to </text:span><text:span text:style-name="T6"> </text:span><text:span text:style-name="T4">building the classic arcade game ‘Pong’</text:span> <text:span text:style-name="T13"><text:s/>Before I have starting <text:s/>building a game. I have make some research about the pong game and identify the target audience. The target audience for my site are children from age of 10 and above and adults <text:s/>.</text:span><text:span text:style-name="T7">So I have designed the site in the way <text:s/>that it creates cheerful, positive mood to the user <text:s/>.I </text:span><text:span text:style-name="T9">have used <text:s/>simple , clean and easy <text:s/>approach in order the user to play multiple times. In </text:span><text:span text:style-name="T7">additional it</text:span><text:span text:style-name="T13"> is informative, engaging and encouraging the user to visit the site. The pong game <text:s/>site is <text:s/>responsive and be easy to use on a variety of devices</text:span></text:p>
      <text:p text:style-name="P6"><text:span text:style-name="T15">Sketching</text:span></text:p>
      <text:p text:style-name="P6">Before start of the actual design, I <text:s/>have sketched <text:s/>to <text:s/>see how the actual site look like and <text:s text:c="3"/>ensures all the key pages in the site, showing their relationship to each other and defining how the sties overall navigation should be structured</text:p>
      <text:p text:style-name="P6"/>
      <text:p text:style-name="P18"><text:span text:style-name="Strong_20_Emphasis"><text:span text:style-name="T17">welcome page</text:span></text:span> </text:p>
      <text:p text:style-name="P22"><text:span text:style-name="T8">The </text:span><text:span text:style-name="Strong_20_Emphasis"><text:span text:style-name="T5">welcome page</text:span></text:span><text:span text:style-name="T3"> </text:span><text:span text:style-name="T8">of the site is designed <text:s/>in the way to grasp the visors attention. So I have used <text:s/>simple and clean approach, with eye catching <text:s/>high font text used as a logo, contrasting text color and <text:s/>a</text:span><text:span text:style-name="T10">ffordance</text:span><text:span text:style-name="T8"> <text:s text:c="2"/>with eye catching animation that make the user encouraged to play the game. </text:span></text:p>
      <text:p text:style-name="P14">Once the user interested, they can click on the “Play Button icon ” <text:s/>to <text:s/>play the game</text:p>
      <text:p text:style-name="P14"/>
      <text:p text:style-name="P22"><text:span text:style-name="T11">about page </text:span></text:p>
      <text:p text:style-name="P19">This page contains <text:s/>logo, and two <text:s/>call to action button. The first button “ Play ” <text:s/>for visitor <text:s/>who don't <text:s/>want to <text:s/>know about <text:span text:style-name="T16"><text:s/>explanation of the game</text:span> Just want to play. Second button “ about the game”. gives <text:span text:style-name="T16">brief explanation of the game including an overview of the controls, </text:span></text:p>
      <text:p text:style-name="P19"/>
      <text:p text:style-name="P23"><text:span text:style-name="T8"><text:s/>once the user click on the Play button, it directed to the user form page, where <text:s/>the user asked to</text:span><text:span text:style-name="T4">input a username</text:span> . T<text:span text:style-name="T4">he username <text:s/>saved <text:s/>in local storage for use on the game and high scores pages.</text:span></text:p>
      <text:p text:style-name="P22"><text:s/></text:p>
      <text:p text:style-name="P19"><text:s/>If <text:s/>the user successful login, it will <text:span text:style-name="T16">a be asked to choose between two themes for the game,I have used sand and space to themed the game area</text:span></text:p>
      <text:p text:style-name="P19"><text:s/><text:span text:style-name="T16"><text:s/>the user can also able to choose a level of difficulty <text:s/>so they user can select esay, medium and hard by clicking the button. The level of diffuclity is djusts <text:s/>by the velocity of the ball <text:s/>returned </text:span></text:p>
      <text:p text:style-name="P19">the user can also able to slelect the level of diffuclity by clicking esay, medium and hard button. The elevel of diffuclt is desgined by changing the velocity of the the ball</text:p>
      <text:p text:style-name="P19"><text:soft-page-break/><text:s/>once the user <text:s/>the choose of diffuclity. It will be directed to the game page</text:p>
      <text:p text:style-name="P19"/>
      <text:p text:style-name="P19">game page</text:p>
      <text:p text:style-name="P19"><text:span text:style-name="T16">In single player mode, the user controls one of them, while the computer controls the other.</text:span> </text:p>
      <text:p text:style-name="P19"><text:span text:style-name="T19">The game ends whenever the player fails to touch the ball and it touches to the other part of the screen</text:span> </text:p>
      <text:p text:style-name="P19"/>
      <text:p text:style-name="P19"><text:span text:style-name="T20">the two paddles on either side of the screen and the ball in the middle</text:span> </text:p>
      <text:p text:style-name="P19"/>
      <text:p text:style-name="P19"/>
      <text:p text:style-name="P19"><text:s/>This page I have used <text:s/>canavs method to draw the board, ball, player, paddle <text:s/>and <text:s/>net .</text:p>
      <text:p text:style-name="P19"><text:s/>I have draw two paddles : one for the player and other for computer . Each paddle is draw with different color so the user knows which paddle they use. Player paddle <text:s/>moves up and down using the mouse. </text:p>
      <text:p text:style-name="P19"/>
      <text:p text:style-name="P19"><text:span text:style-name="T16">The username and score <text:s/>is <text:s/>visible on the page and update as the game continues.</text:span> </text:p>
      <text:p text:style-name="P24"><text:span text:style-name="T18"><text:s text:c="2"/>At the start of the game, they ball is in the center of the page and started as the user clkik on it.</text:span></text:p>
      <text:p text:style-name="P24"><text:span text:style-name="T18">The ball is </text:span>bouncing between the two sides of the screen and the aim is to return the ball. If the ball is missed, <text:s/>the ball is reset to the orgainal <text:s/>position and a point is awarded to the side who returned the ball. <text:s/>The winner score for this game is 10 point. Who ever score 10 will win the game and the winner name is displaed on the canavs and they user can play again by <text:s/>countinue. </text:p>
      <text:p text:style-name="P24"><text:s/>The user can <text:s text:c="2"/>exit the game area and <text:s/>change the level of diffculity <text:s/>after the user start playing</text:p>
      <text:p text:style-name="P24"><text:s/>the user can also see the highscore by clcking high score <text:s/>butto<text:span text:style-name="T14"> </text:span></text:p>
      <text:p text:style-name="P19"/>
      <text:p text:style-name="P19">High score page</text:p>
      <text:p text:style-name="P19"/>
      <text:p text:style-name="P19"><text:s text:c="2"/>if the user clicked on the highscore page, the user name and the score will be display . The user can also able to back to the game page by clcling back icon arrow.</text:p>
      <text:p text:style-name="P19"><text:s/></text:p>
      <text:p text:style-name="P19"><text:s/></text:p>
      <text:p text:style-name="P6"><text:span text:style-name="T15">Logo</text:span></text:p>
      <text:p text:style-name="P6"><text:span text:style-name="T2"><text:s/>Since my target audience are children and their parents, I have design the logo in the way that it <text:s/>attract both <text:s/>children and their parents. </text:span><text:s/>So the logo consists of two elements :- snake symbol <text:s/>that I have created and the snake and ladder word-mark. <text:s/>I have use <text:s/>a <text:s/>free Bethanie Snake_PersonalUseOnly font <text:s/>for logo. Because the font <text:s/>are unique and it creates a cheerful and positive moods and <text:s/>it matchs with my target audience </text:p>
      <text:p text:style-name="P6">The logo appears in light green color and <text:s/><text:span text:style-name="T2">retains its visual strength in a wide range of sizes. </text:span></text:p>
      <text:p text:style-name="P5"/>
      <text:p text:style-name="P6"><text:soft-page-break/></text:p>
      <text:p text:style-name="P7">Images</text:p>
      <text:p text:style-name="P4"><text:s/>I have include <text:s/>stock images with lot of empty space so that user can focus on the main subject without creating clutter and busy feeling. <text:s/>I have designed some of the images ( hero image) by putting together different free stock images to create funny and cheerful site <text:s/></text:p>
      <text:p text:style-name="P1">All the images are <text:s/>cropped, <text:s/>re-sized <text:s/>to <text:s/>create uniformity <text:s/></text:p>
      <text:p text:style-name="P1"><text:s/></text:p>
      <text:p text:style-name="P2">Icon </text:p>
      <text:p text:style-name="P3"><text:span text:style-name="T3">I have create 5 icon for the site using adobe illustration to </text:span><text:span text:style-name="T2">draw users attention</text:span> <text:span text:style-name="T3">. The home icon <text:s/>in navigation to show a home page. The call to action button use a <text:s/>play icon to grasps <text:s/>users attention. </text:span></text:p>
      <text:p text:style-name="P1">The snake , ladder , token as player used in the board game to make the game interesting </text:p>
      <text:p text:style-name="P1">All the icons are created <text:s/>in the way to it looks good on large and <text:s/>smaller screen sizes </text:p>
      <text:p text:style-name="P1"/>
      <text:p text:style-name="P2">Color</text:p>
      <text:p text:style-name="P4"><text:span text:style-name="T12">Bright colors will easily capture and hold a child’s attention <text:s/>and create big impression on children’s young minds. Therefore f</text:span>or my site I have used <text:s/>lime-green(#66c917) as a primary color and <text:s/>pink-red (#66c917) secondary color and navy-blue(#2a3f70) as background . These color pallets create a strong visual contrast and <text:s/>visually appealing .</text:p>
      <text:p text:style-name="P1">The reason <text:s/>that I have choosen lime-green as a base color is that green represents wealth,health,tranquillity and nature. It is a easiest color to eyes of children <text:s/>and it creates relaxation effect So I have used this color <text:s/>in place where visitor <text:s/>take a certain action and the main focal point of the page such as in logo, home page icon <text:s/>and on button. </text:p>
      <text:p text:style-name="P1"/>
      <text:p text:style-name="P1">Secondary color <text:s/>that I have used to highlight secondary information on webpages <text:s/>which is not the main focal points of <text:s/>page, but it stand out from rest of the page. So I have used it call to action button to <text:s/>drives people to play.</text:p>
      <text:p text:style-name="P17"><text:soft-page-break/><text:span text:style-name="T3">For the body background , I have used navy-blue color because blue color is favourite</text:span><text:span text:style-name="T2"> color of all people especially children because it associated with water and sky</text:span><text:span text:style-name="T1"> </text:span></text:p>
      <text:p text:style-name="P16">In addition it creates visual contraction with green and attract the target audience<text:span text:style-name="T12">. </text:span></text:p>
      <text:p text:style-name="P16">I have also used CSS filter to style site (creates separation between images and background, button). such as drop-shadow, box shodow </text:p>
      <text:p text:style-name="P2">Typography</text:p>
      <text:p text:style-name="P12">For this assignment, I have use three font-families ; <text:s/>Lato, for <text:s/>h1 heading, Roboto for one for body <text:s/>text and call to action . As I have metioned earler, Bethanie Snake_PersonalUseOnly font <text:s/>for logo. In-order to create hierarchy in the site, I have arranging the text in order of importance so <text:s/>the user <text:s/>can scan <text:s/>page faster and more effectively</text:p>
      <text:p text:style-name="P15"><text:span text:style-name="T1">B</text:span><text:span text:style-name="T1">oard game and user testing </text:span></text:p>
      <text:p text:style-name="P12"><text:s/>I</text:p>
      <text:p text:style-name="P12"/>
      <text:p text:style-name="P13"><text:s/>Conclusion</text:p>
      <text:p text:style-name="P12">Semester assignment is interesting and challenging, <text:s/>IT required <text:s/>lot of research to figure our problem that I have face</text:p>
      <text:p text:style-name="P10"/>
      <text:p text:style-name="P11">Github site:</text:p>
      <text:p text:style-name="P10"/>
      <text:p text:style-name="P10"/>
      <text:p text:style-name="P10"/>
      <text:p text:style-name="P10"/>
      <text:p text:style-name="P10"/>
      <text:p text:style-name="P10"/>
      <text:p text:style-name="P10"/>
      <text:p text:style-name="P11"><text:soft-page-break/>Reference</text:p>
      <text:p text:style-name="P10"><text:a xlink:type="simple" xlink:href="https://developer.mozilla.org/en-US/docs/Games/Tutorials/2D_Breakout_game_pure_JavaScript/Game_over" text:style-name="Internet_20_link" text:visited-style-name="Visited_20_Internet_20_Link">https://developer.mozilla.org/en-US/docs/Games/Tutorials/2D_Breakout_game_pure_JavaScript/Game_over</text:a></text:p>
      <text:p text:style-name="P10"><text:a xlink:type="simple" xlink:href="https://www.w3schools.com/graphics/game_controllers.asp" text:style-name="Internet_20_link" text:visited-style-name="Visited_20_Internet_20_Link">https://www.w3schools.com/graphics/game_controllers.asp</text:a></text:p>
      <text:p text:style-name="P10"><text:a xlink:type="simple" xlink:href="https://youtu.be/JrRO3OnWs5s?t=1349" text:style-name="Internet_20_link" text:visited-style-name="Visited_20_Internet_20_Link">https://youtu.be/JrRO3OnWs5s?t=1349</text:a></text:p>
      <text:p text:style-name="P10"><text:a xlink:type="simple" xlink:href="https://youtu.be/Cl_w9RGTIC4?t=3727" text:style-name="Internet_20_link" text:visited-style-name="Visited_20_Internet_20_Link">https://youtu.be/Cl_w9RGTIC4?t=3727</text:a></text:p>
      <text:p text:style-name="P10"><text:a xlink:type="simple" xlink:href="https://all-free-download.com/free-vector/web-design_page_5.html" text:style-name="Internet_20_link" text:visited-style-name="Visited_20_Internet_20_Link">https://all-free-download.com/free-vector/web-design_page_5.html</text:a></text:p>
      <text:p text:style-name="P10"><text:a xlink:type="simple" xlink:href="https://fontmeme.com/fonts-in-use/" text:style-name="Internet_20_link" text:visited-style-name="Visited_20_Internet_20_Link">https://fontmeme.com/fonts-in-use/</text:a></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na" svg:font-family="Elena"/>
    <style:font-face style:name="Open Sans1" svg:font-family="'Open Sans'"/>
    <style:font-face style:name="Open Sans" svg:font-family="'Open Sans', 'Helvetica Neue', Helvetica, Arial, sans-serif"/>
    <style:font-face style:name="OpenSymbol" svg:font-family="OpenSymbol"/>
    <style:font-face style:name="medium-content-serif-font" svg:font-family="medium-content-serif-font, Georgia, Cambria, 'Times New Roman', Times,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Marginalia" style:family="paragraph" style:parent-style-name="Text_20_body" style:class="text">
      <style:paragraph-properties fo:margin-left="4.00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6T04:16:34.40</meta:creation-date>
    <dc:date>2019-07-14T12:51:16.78</dc:date>
    <meta:editing-duration>PT9H49M22S</meta:editing-duration>
    <meta:editing-cycles>20</meta:editing-cycles>
    <meta:generator>OpenOffice/4.1.5$Win32 OpenOffice.org_project/415m1$Build-9789</meta:generator>
    <meta:document-statistic meta:table-count="0" meta:image-count="0" meta:object-count="0" meta:page-count="5" meta:paragraph-count="63" meta:word-count="1274" meta:character-count="7353"/>
  </office:meta>
</office:document-meta>
</file>